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', 'Lucida Sans Unicode', 'Helvetica Neue', Helvetica, Arial, Verdan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e971" officeooo:paragraph-rsid="0003e971"/>
    </style:style>
    <style:style style:name="P2" style:family="paragraph" style:parent-style-name="Standard">
      <style:text-properties officeooo:rsid="00059e54" officeooo:paragraph-rsid="00059e54"/>
    </style:style>
    <style:style style:name="P3" style:family="paragraph" style:parent-style-name="Standard">
      <style:text-properties officeooo:paragraph-rsid="00059e54"/>
    </style:style>
    <style:style style:name="P4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text-line-through-style="none" style:text-line-through-type="none" style:font-name="Lucida Grande" fo:font-size="7.19999980926514pt" fo:letter-spacing="normal" fo:font-style="normal" style:text-underline-style="none" fo:font-weight="normal" style:text-blinking="false"/>
    </style:style>
    <style:style style:name="T1" style:family="text">
      <style:text-properties officeooo:rsid="00059e54"/>
    </style:style>
    <style:style style:name="T2" style:family="text">
      <style:text-properties fo:font-variant="normal" fo:text-transform="none" fo:color="#000000" style:text-line-through-style="none" style:text-line-through-type="none" style:font-name="Lucida Grande" fo:font-size="7.19999980926514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SP : JavaServer Pages, technique basée sur Java qui permet de créer des pages web dynamiquement. Elle permet d’insérer du code Java dans un contenu statique.</text:p>
      <text:p text:style-name="P1"/>
      <text:p text:style-name="P3"><text:span text:style-name="T1">Servlet : </text:span><text:bookmark text:name="chap03-servlet-introduction"/><text:span text:style-name="T2">Le principe de fonctionnement est très simple : ce composant logiciel reçoit une requête, et il envoie une réponse. Cette réponse est transmise au client, qui l’interprète enfin.</text:span></text:p>
      <text:p text:style-name="P4">Techniquement, l’API Servlet est un ensemble d’interfaces et de classes Java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'Lucida Sans', 'Lucida Sans Unicode', 'Helvetica Neue', Helvetica, Arial, Verdan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1:59:24.267000000</meta:creation-date>
    <dc:date>2016-10-05T22:22:41.669000000</dc:date>
    <meta:editing-duration>PT13M7S</meta:editing-duration>
    <meta:editing-cycles>1</meta:editing-cycles>
    <meta:document-statistic meta:table-count="0" meta:image-count="0" meta:object-count="0" meta:page-count="1" meta:paragraph-count="3" meta:word-count="67" meta:character-count="423" meta:non-whitespace-character-count="359"/>
    <meta:generator>LibreOffice/5.1.4.2$Windows_x86 LibreOffice_project/f99d75f39f1c57ebdd7ffc5f42867c12031db97a</meta:generator>
  </office:meta>
</office:document-meta>
</file>